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abb3" officeooo:paragraph-rsid="000fabb3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abb3" officeooo:paragraph-rsid="000fabb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abb3"/>
    </style:style>
    <style:style style:name="T1" style:family="text">
      <style:text-properties officeooo:rsid="000fab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PE Debate Tema 1 Recuperación</text:p>
      <text:p text:style-name="P2"/>
      <text:p text:style-name="P3">a)</text:p>
      <text:p text:style-name="P3">- ¿Crees que el trabajador de este caso es el que "determina en exclusiva la forma y las circunstancias del trabajo"?</text:p>
      <text:p text:style-name="P3"/>
      <text:p text:style-name="P1">No creo que las determine de manera exclusiva, pero si que puede determinarlas a la hora de incurrir en su salud personal. Ya que uno de los derechos del trabajador es “Paralizar la actividad en caso de riesgo grave e inminente”.</text:p>
      <text:p text:style-name="P3"/>
      <text:p text:style-name="P3">-¿Qué opinas del argumento de la Audiencia de Barcelona: "Desde el momento en que el trabajador aceptó la realización del trabajo se puso en situación de peligro"? </text:p>
      <text:p text:style-name="P3"/>
      <text:p text:style-name="P1">Estoy de acuerdo, porque como he apuntado antes, el trabajador tiene el derecho de paralizar la actividad si es de riesgo grave o inminente. Por lo cual el trabajador podría haber parado la actividad y avisar a su superior del riesgo, y en caso de que el empresario hubiese dicho que no le importaba, ahí hubiese recaído toda la responsabilidad en el mismo.</text:p>
      <text:p text:style-name="P3"/>
      <text:p text:style-name="P3">-Cuando un trabajador acepta un trabajo, ¿supone también aceptar el peligro que conlleva?</text:p>
      <text:p text:style-name="P3"/>
      <text:p text:style-name="P1">No, ya que si conlleva un riesgo a la salud del trabajador y no se aportan medidas de seguridad, el empresario estaría atentando contra el trabajador.</text:p>
      <text:p text:style-name="P3"/>
      <text:p text:style-name="P3"/>
      <text:p text:style-name="P3">b) Para apoyar vuestros argumentos podéis buscar alguna otra sentencia o noticia sobre accidentes laborales y cómo se han resulto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9:44:20.138000000</meta:creation-date>
    <dc:date>2024-11-19T20:04:31.614000000</dc:date>
    <meta:editing-duration>PT9M58S</meta:editing-duration>
    <meta:editing-cycles>1</meta:editing-cycles>
    <meta:document-statistic meta:table-count="0" meta:image-count="0" meta:object-count="0" meta:page-count="1" meta:paragraph-count="9" meta:word-count="217" meta:character-count="1269" meta:non-whitespace-character-count="1059"/>
    <meta:generator>LibreOffice/24.2.3.2$Windows_X86_64 LibreOffice_project/433d9c2ded56988e8a90e6b2e771ee4e6a5ab2ba</meta:generator>
  </office:meta>
</office:document-meta>
</file>